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" style:parent-style-name="Normal" style:family="paragraph">
      <style:paragraph-properties fo:text-align="justify" fo:margin-bottom="0in" fo:line-height="115%"/>
    </style:style>
    <style:style style:name="T6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font-style="italic" style:font-style-asian="italic" fo:color="#333333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 « Curieuse », La Muze historique, Lettre XXX, Lettre en vers à Son Altesse Madame la Duchesse de Nemours. Du samedi 2 août 1664.</text:p>
      <text:p text:style-name="P4">Date: 2 août 1664.<text:s/></text:p>
      <text:p text:style-name="P5"><text:span text:style-name="T6">Bibl: Loret Jean,<text:s/></text:span><text:span text:style-name="T7">La muze historique, ou Recueil des lettres en vers contenant les nouvelles du temps : écrites à Son Altesse Mademoizelle de Longueville, depuis duchesse de Nemours (1650-1665)</text:span><text:span text:style-name="T8">, LIEU, Claude Chenault, ANNÉE.</text:span></text:p>
      <text:p text:style-name="P9"/>
      <text:p text:style-name="P10">228</text:p>
      <text:p text:style-name="P11">LETTRE TRENTIÉME</text:p>
      <text:p text:style-name="P12">Du [samedi] deuxième Aoust.</text:p>
      <text:p text:style-name="P13"/>
      <text:p text:style-name="P14">CURIEUZE.</text:p>
      <text:p text:style-name="P15"/>
      <text:p text:style-name="P16">PRINCESSE, d'esprit rare et beau,</text:p>
      <text:p text:style-name="P17">Revenant de Fontainebleau</text:p>
      <text:p text:style-name="P18">Dans un Carosse de loüage,</text:p>
      <text:soft-page-break/>
      <text:p text:style-name="P19">Quoy que fatigué du voyage,</text:p>
      <text:p text:style-name="P20">Je vais prendre la plume en main</text:p>
      <text:p text:style-name="P21">Pour, aujourd'huy mesme, et demain,</text:p>
      <text:p text:style-name="P22">Tâcher à déduire des chozes</text:p>
      <text:p text:style-name="P23">Qui sont dans ma mémoire enclozes,</text:p>
      <text:p text:style-name="P24">Des chozes dignes de sçavoir,</text:p>
      <text:p text:style-name="P25">Qu'on sera bien-aize de voir,</text:p>
      <text:p text:style-name="P26">Mais qui ne seront pas écrites</text:p>
      <text:p text:style-name="P27">Selon leurs dégrez et mérites,</text:p>
      <text:p text:style-name="P28">Ne leur donnant pas ce beau tour</text:p>
      <text:p text:style-name="P29">Qu'on leur donneroit à la Cour,</text:p>
      <text:p text:style-name="P30">Où l'on me void fort peu parêtre,</text:p>
      <text:p text:style-name="P31">Et dont je n'ay pas l'honneur d'être,</text:p>
      <text:p text:style-name="P32">Quoy que j'aye toûjours été</text:p>
      <text:p text:style-name="P33">Trés-zélé pour Sa Majesté,</text:p>
      <text:p text:style-name="P34">Et plein d'une ardeur sans égale</text:p>
      <text:soft-page-break/>
      <text:p text:style-name="P35">Pour toute la Maizon Royale;</text:p>
      <text:p text:style-name="P36">C'est ce que pluzieurs Gens-de-bien</text:p>
      <text:p text:style-name="P37">Sçavent et reconnoissent bien:</text:p>
      <text:p text:style-name="P38">Mais, pour décharger ma mémoire,</text:p>
      <text:p text:style-name="P39">Ecrivons en stile d'Histoire.</text:p>
      <text:p text:style-name="P40"/>
      <text:p text:style-name="P41">Monseigneur le Légat Chizy,</text:p>
      <text:p text:style-name="P42">Vêtu d’un fort beau cramoisy,</text:p>
      <text:p text:style-name="P43">Avec sa brillante Livrée,</text:p>
      <text:p text:style-name="P44">Lundi dernier fit son Entrée</text:p>
      <text:p text:style-name="P45">Dans un éclat pompeux et beau,</text:p>
      <text:p text:style-name="P46">Au Palais de Fontainebleau.</text:p>
      <text:p text:style-name="P47">Monsieur, du Roy le Frére unique,</text:p>
      <text:p text:style-name="P48">Prince charmant et magnifique,</text:p>
      <text:p text:style-name="P49">Prince digne de tout bon-heur,</text:p>
      <text:p text:style-name="P50">Accompagné de maint Seigneur,</text:p>
      <text:p text:style-name="P51">Et d’un flot de leste Noblesse,</text:p>
      <text:p text:style-name="P52">Tous Serviteurs de son Altesse,</text:p>
      <text:p text:style-name="P53">Fut (à ce qu’on met en avant)</text:p>
      <text:p text:style-name="P54">Une bonne lieüe au-devant,</text:p>
      <text:p text:style-name="P55">Luy<text:s/>donnant, dans toute la Traite,</text:p>
      <text:p text:style-name="P56">Ce que l’on appelle la Droite.</text:p>
      <text:p text:style-name="P57">Mardy, qui fut le lendemain,</text:p>
      <text:p text:style-name="P58">Cét aimable Prince Romain,</text:p>
      <text:p text:style-name="P59">Gardant une sage décence,</text:p>
      <text:p text:style-name="P60">Eut, du Roy, bénigne Audiance,</text:p>
      <text:p text:style-name="P61">Auquel humblement il parla</text:p>
      <text:p text:style-name="P62">Du sujet qui l’amenoit-là.</text:p>
      <text:p text:style-name="P63">Ensuite de son doux langage,</text:p>
      <text:p text:style-name="P64">Le Roy, qui fit sur son vizage</text:p>
      <text:p text:style-name="P65">Parêtre un air tout engageant,</text:p>
      <text:p text:style-name="P66">Luy<text:s/>tint maint discours obligeant,</text:p>
      <text:p text:style-name="P67">Et receut de fort bonne grace</text:p>
      <text:p text:style-name="P68">Deux jeunes Seigneurs de sa Race,</text:p>
      <text:p text:style-name="P69">Et tous ceux qui l’avoient suivy,</text:p>
      <text:p text:style-name="P70">(Dont chacun eut le coeur ravy,)</text:p>
      <text:p text:style-name="P71">Evesques, Abbez, Gentilhommes,</text:p>
      <text:p text:style-name="P72">Qui sont tous de fort sages Hommes,</text:p>
      <text:p text:style-name="P73">Ayans<text:s/>des esprits, non communs ;</text:p>
      <text:p text:style-name="P74">J’en ay<text:s/>pratiqué quelques-uns,</text:p>
      <text:p text:style-name="P75">Gens de mérite et de naissance,</text:p>
      <text:p text:style-name="P76">Et j’en parle avec connoissance.</text:p>
      <text:p text:style-name="P77">Ensuite de ce grand moment,</text:p>
      <text:p text:style-name="P78">Il vizita pareillement</text:p>
      <text:p text:style-name="P79">Nos deux judicieuzes Reines,</text:p>
      <text:p text:style-name="P80">Nos deux illustres Souveraines,</text:p>
      <text:p text:style-name="P81">Qui d’un air noble et gracieux</text:p>
      <text:p text:style-name="P82"/>
      <text:p text:style-name="P83">229</text:p>
      <text:p text:style-name="P84">L’accueillirent, dit-on, des mieux ;</text:p>
      <text:p text:style-name="P85">Puis, il vid le Daufin de France,</text:p>
      <text:p text:style-name="P86">Dont l’aimable et Royale Enfance,</text:p>
      <text:p text:style-name="P87">La gentillesse et l’agrément</text:p>
      <text:p text:style-name="P88">Lui plûrent merveilleuzement.</text:p>
      <text:p text:style-name="P89">Mercredy, quoy que jour de pluye,</text:p>
      <text:p text:style-name="P90">Qui volontiers les Gens ennuye,</text:p>
      <text:p text:style-name="P91">Il alla, pour se divertir,</text:p>
      <text:p text:style-name="P92">(Car je les vis tous deux partir)</text:p>
      <text:p text:style-name="P93">A la Chasse avec nôtre Sire,</text:p>
      <text:p text:style-name="P94">Lequel Légat, qui fort bien tire,</text:p>
      <text:p text:style-name="P95">Tüa quatre ou cinq Lap(e)reaux,</text:p>
      <text:p text:style-name="P96">Avec autant de Perd(e)reaux.</text:p>
      <text:p text:style-name="P97">Sur le soir, une Comédie</text:p>
      <text:p text:style-name="P98">Trés-abondante en mélodie,</text:p>
      <text:p text:style-name="P99">Sujet parfaitement joly,</text:p>
      <text:p text:style-name="P100">Où les sieurs Moliére et Lully,</text:p>
      <text:p text:style-name="P101">Deux rares Hommes, ce me semble,</text:p>
      <text:p text:style-name="P102">Ont joint leurs beaux talens ensemble ;</text:p>
      <text:p text:style-name="P103">Lully payant d’acords divers,</text:p>
      <text:p text:style-name="P104">L’autre d’intrigues et de Vers :</text:p>
      <text:p text:style-name="P105">Cette Piéce (dis-je) galante,</text:p>
      <text:p text:style-name="P106">Qui me parut toute charmante,</text:p>
      <text:p text:style-name="P107">Et de laquelle, à mon avis,</text:p>
      <text:p text:style-name="P108">Les Spectateurs furent ravis,</text:p>
      <text:p text:style-name="P109">Fut joüée avec excélence</text:p>
      <text:p text:style-name="P110">Devant cette noble Eminence.</text:p>
      <text:p text:style-name="P111">Ces deux Filles qui par leurs voix</text:p>
      <text:p text:style-name="P112">Ont charmé la Cour tant de fois,</text:p>
      <text:p text:style-name="P113">Sçavoir Mademoizelle Hilaire,</text:p>
      <text:p text:style-name="P114">Qui ne sçauroit chanter sans plaire,</text:p>
      <text:p text:style-name="P115">Et La-Barre, qui plainement</text:p>
      <text:p text:style-name="P116">Dompte les coeurs à tout moment,</text:p>
      <text:p text:style-name="P117">Par le rare et double avantage</text:p>
      <text:p text:style-name="P118">De son chant et de son vizage,</text:p>
      <text:p text:style-name="P119">Joüérent si bien leur rolet</text:p>
      <text:p text:style-name="P120">Dans la Piéce et dans le Balet,</text:p>
      <text:p text:style-name="P121">Remplis d’agréables mélanges,</text:p>
      <text:p text:style-name="P122">Que, certainement, leurs voix d’Anges</text:p>
      <text:p text:style-name="P123">Furent dans ces contentemens</text:p>
      <text:p text:style-name="P124">Un des plus doux ravissemens.</text:p>
      <text:p text:style-name="P125">Il ne faut pas qu’on me demande</text:p>
      <text:p text:style-name="P126">Si la Compagnie êtoit grande :</text:p>
      <text:p text:style-name="P127">Outre un frédon de Majestez,</text:p>
      <text:p text:style-name="P128">J’y lorgnay cent et cent Beautez,</text:p>
      <text:p text:style-name="P129">Dont les radieuzes prunelles</text:p>
      <text:p text:style-name="P130">Eclairoient mieux que les chandelles ;</text:p>
      <text:p text:style-name="P131">J’ay<text:s/>tort, il faut dire flambeaux,</text:p>
      <text:p text:style-name="P132">Car en des spectacles si beaux</text:p>
      <text:p text:style-name="P133">Chez les Reines, chez nôtre Sire,</text:p>
      <text:p text:style-name="P134">On n’uze que de blanche cire.</text:p>
      <text:p text:style-name="P135">C’est ce que de Fontainebleau</text:p>
      <text:p text:style-name="P136">Je puis raconter de nouveau :</text:p>
      <text:p text:style-name="P137">Car, pour vaquer à ma Gazette,</text:p>
      <text:p text:style-name="P138">Le lendemain, je fis retrette,</text:p>
      <text:p text:style-name="P139">Et je ne fus, chez un Amy,</text:p>
      <text:p text:style-name="P140">Audit lieu, qu’un jour et demy.</text:p>
      <text:p text:style-name="P141">Ce qu’illec je sceus davantage,</text:p>
      <text:p text:style-name="P142">C’est qu’Othon, excélent Ouvrage,</text:p>
      <text:p text:style-name="P143">Que Corneille, plein d’un beau feu,</text:p>
      <text:p text:style-name="P144">A produit au jour depuis peu,</text:p>
      <text:p text:style-name="P145">De sa plume docte et dorée,</text:p>
      <text:p text:style-name="P146">Devait, la suivante soirée,</text:p>
      <text:p text:style-name="P147">Ravir et charmer à son tour</text:p>
      <text:p text:style-name="P148">Le Légat et toute la Cour :</text:p>
      <text:p text:style-name="P149">Je l’apris de son Auteur mesme ;</text:p>
      <text:p text:style-name="P150">Et j’ûs un déplaizir extresmes</text:p>
      <text:p text:style-name="P151">Qui me fit bien des fois pester</text:p>
      <text:p text:style-name="P152">De ne pouvoir encor rester</text:p>
      <text:p text:style-name="P153">Pour voir, dudit sieur de Corneille,</text:p>
      <text:p text:style-name="P154">La fraîche et derniére Merveille,</text:p>
      <text:p text:style-name="P155">Que je verray, s’il plaît à Dieu,</text:p>
      <text:p text:style-name="P156">Quelque-jour en quelque autre lieu.</text:p>
      <text:p text:style-name="P157">Avant que partir, j’oüis dire</text:p>
      <text:p text:style-name="P158">Aux Courtizans de nôtre Sire,</text:p>
      <text:p text:style-name="P159">(Et j’en devins tout ébaudy)</text:p>
      <text:p text:style-name="P160">Que Monsieur le Légat, Jeudy,</text:p>
      <text:p text:style-name="P161">Revenant dans cette Contrée,</text:p>
      <text:p text:style-name="P162">Feroit à Paris son Entrée ;</text:p>
      <text:p text:style-name="P163">Et c’est dequoy, Grands et petits,</text:p>
      <text:p text:style-name="P164">Tous nos bons bourgeois j’avertis,</text:p>
      <text:p text:style-name="P165">Et je croy<text:s/>que cette nouvelle</text:p>
      <text:p text:style-name="P166">Sera pour eux joyeuse et belle.</text:p>
      <text:p text:style-name="P167"/>
      <text:p text:style-name="P168">La prize du Fort de Sérin,</text:p>
      <text:p text:style-name="P169">Dont on ne doute plus un brin,</text:p>
      <text:p text:style-name="P170">A produit dans la Germanie</text:p>
      <text:p text:style-name="P171">Une frayeur presque infinie:</text:p>
      <text:p text:style-name="P172">Car iceux Turcs outrecuidez,</text:p>
      <text:p text:style-name="P173">Que ledit Fort tenoit bridez,</text:p>
      <text:p text:style-name="P174">Maintenant qu'ils en sont les maîtres,</text:p>
      <text:p text:style-name="P175">Ils pouroient bien traîner leurs guêtres,</text:p>
      <text:p text:style-name="P176">Et leurs Escadrons r'enforcez,</text:p>
      <text:p text:style-name="P177">Dans des Climats plus avancez.</text:p>
      <text:p text:style-name="P178"/>
      <text:p text:style-name="P179">Dudit Fort, le Seigneur et Comte,</text:p>
      <text:p text:style-name="P180">Qu'un juste déplaizir surmonte,</text:p>
      <text:p text:style-name="P181">Le comblant quazy de fureur,</text:p>
      <text:p text:style-name="P182">S'est, dit-on, plaint à l'Empéreur,</text:p>
      <text:p text:style-name="P183">Que les Généraux ses Confraires,</text:p>
      <text:p text:style-name="P184">Loin d'ataquer ses Aversaires,</text:p>
      <text:p text:style-name="P185">Par un combat un peu douteux,</text:p>
      <text:p text:style-name="P186">Ont lâché le pié devant eux,</text:p>
      <text:p text:style-name="P187">Qu'ils n'ont point fait de tentative,</text:p>
      <text:p text:style-name="P188">Et que sur le premier, Qui vive?</text:p>
      <text:p text:style-name="P189">Qui leurs oreilles a frapé,</text:p>
      <text:p text:style-name="P190">Ils ont tout soudain dècampé;</text:p>
      <text:p text:style-name="P191">Que de sondit Fort, la défence</text:p>
      <text:p text:style-name="P192">Etoit d'extréme conséquence,</text:p>
      <text:p text:style-name="P193"/>
      <text:p text:style-name="P194">230</text:p>
      <text:p text:style-name="P195">Qu'ils devoient hazarder un peu,</text:p>
      <text:p text:style-name="P196">Et ne pas-tant craindre le feu,</text:p>
      <text:p text:style-name="P197">Que leur lâcheté non commune</text:p>
      <text:p text:style-name="P198">Détruit sa gloire et sa fortune,</text:p>
      <text:p text:style-name="P199">Le rendant gueux comme un Lezard,</text:p>
      <text:p text:style-name="P200">Et métant l'Empire au hazard.</text:p>
      <text:p text:style-name="P201">C'est de cette sorte, et tout comme</text:p>
      <text:p text:style-name="P202">Que se plaint,<text:s/>dit-on,<text:s/>ce<text:s/>grand Homme :</text:p>
      <text:p text:style-name="P203">Sans doute, ce cœur généreux</text:p>
      <text:p text:style-name="P204">Eprouve un sort trop rigoureux;</text:p>
      <text:p text:style-name="P205">Mais dans les biens et les disgraces,</text:p>
      <text:p text:style-name="P206">Comme chaque choze a deux faces,</text:p>
      <text:p text:style-name="P207">Les Chefs dont ils se plaint ainsy</text:p>
      <text:p text:style-name="P208">Ont (je croy) leurs raizons aussy,</text:p>
      <text:p text:style-name="P209">Mais à prézent je les ignore,</text:p>
      <text:p text:style-name="P210">Et je ne les puis dire encore.</text:p>
      <text:p text:style-name="P211"/>
      <text:p text:style-name="P212">Les Moscovites, Gens têtus,</text:p>
      <text:p text:style-name="P213">Encor qu'ils soient souvent batus</text:p>
      <text:p text:style-name="P214">Par les Gens que met en bézogne</text:p>
      <text:p text:style-name="P215">Le sage et grand Roy de Pologne,</text:p>
      <text:p text:style-name="P216">Sont, pourtant, toûjours obstinez,</text:p>
      <text:p text:style-name="P217">Et si mal intentionnez,</text:p>
      <text:p text:style-name="P218">Que malgré la fortune Averse</text:p>
      <text:p text:style-name="P219">Qui leurs prétentions renverse,</text:p>
      <text:p text:style-name="P220">Ils n'ont à la paix nul penchant,</text:p>
      <text:p text:style-name="P221">Ce qui dénote un cœur méchant,</text:p>
      <text:p text:style-name="P222">Car, tous les Bons qui sont sur Terre</text:p>
      <text:p text:style-name="P223">Aiment mieux la paix que la guerre.</text:p>
      <text:p text:style-name="P224"/>
      <text:p text:style-name="P225">Les Anglois et les Holandois,</text:p>
      <text:p text:style-name="P226">Se voudroient donner sur les doigts,</text:p>
      <text:p text:style-name="P227">La peau leur démange, ce semble,</text:p>
      <text:p text:style-name="P228">Et chacun, ce dit-on, assemble</text:p>
      <text:p text:style-name="P229">Des Vaisseaux et des Matelots</text:p>
      <text:p text:style-name="P230">Pour se guerroyer sur les flots</text:p>
      <text:p text:style-name="P231">Avec le fer et le salpêtre:</text:p>
      <text:p text:style-name="P232">Mais comme le Roy nôtre Maître</text:p>
      <text:p text:style-name="P233">Ofre sa médiation</text:p>
      <text:p text:style-name="P234">A l'une et l'autre Nation,</text:p>
      <text:p text:style-name="P235">Déférant à ce grand Arbitre,</text:p>
      <text:p text:style-name="P236">Dont, Trés-Chrêtien, est le vray titre,</text:p>
      <text:p text:style-name="P237">Possible qu'ils s'en prévaudront,</text:p>
      <text:p text:style-name="P238">Et meilleurs Amis deviendront.</text:p>
      <text:p text:style-name="P239">Si la Holande et l'Angleterre</text:p>
      <text:p text:style-name="P240">Ont de la pente pour la guerre,</text:p>
      <text:p text:style-name="P241">Qu'ils la fassent, êtans unis,</text:p>
      <text:p text:style-name="P242">A ceux d'Alger et de Tunis,</text:p>
      <text:p text:style-name="P243">Engeance maudite et perverse</text:p>
      <text:p text:style-name="P244"/>
      <text:p text:style-name="P245">Qui rompt si souvent leur commerce ;</text:p>
      <text:p text:style-name="P246">C'est-là qu'ils sont intéressez,</text:p>
      <text:p text:style-name="P247">Mais sur ce sujet, c'est assez.</text:p>
      <text:p text:style-name="P248"/>
      <text:p text:style-name="P249">A propos de la Barbarie,</text:p>
      <text:p text:style-name="P250">Trés-experte en<text:s/>piraterie,<text:s/></text:p>
      <text:p text:style-name="P251">On dit que le Duc de Beaufort</text:p>
      <text:p text:style-name="P252">A pris Bugie, un certain Fort</text:p>
      <text:p text:style-name="P253">Ayant parapets et tenailles,<text:s/></text:p>
      <text:p text:style-name="P254">Assez bien enceint de rnurailles,</text:p>
      <text:p text:style-name="P255">Et flanqué de trois grosses Tours :</text:p>
      <text:p text:style-name="P256">II s'y prézenta du secours</text:p>
      <text:p text:style-name="P257">D'habitans des Côtes prochaines.</text:p>
      <text:p text:style-name="P258">Mais ils y<text:s/>perdirent leurs pleines ;</text:p>
      <text:p text:style-name="P259">On en avoit un cent, ou deux,</text:p>
      <text:p text:style-name="P260">Des plus mauvais et hazardeux,</text:p>
      <text:p text:style-name="P261">Les autres firent la retraite :</text:p>
      <text:p text:style-name="P262">Enfin, aprés cette défaite,</text:p>
      <text:p text:style-name="P263">Ils s'enfuirent, de-ça, de-là,</text:p>
      <text:p text:style-name="P264">Et la Place capitula.</text:p>
      <text:p text:style-name="P265"/>
      <text:p text:style-name="P266">Je vien de trouver sur ma table</text:p>
      <text:p text:style-name="P267">Un Billet qu'on tient véritable,</text:p>
      <text:p text:style-name="P268">Portant que le Roy, l'autre-jour</text:p>
      <text:p text:style-name="P269">Les Reines, et toute la cour,</text:p>
      <text:p text:style-name="P270">Soussignérent le Mariage<text:s/></text:p>
      <text:p text:style-name="P271">De Monsieur Portail, Homme sage,</text:p>
      <text:p text:style-name="P272">Juge, de bon entendement,</text:p>
      <text:p text:style-name="P273">Et Conseiller au Parlement,</text:p>
      <text:p text:style-name="P274">Avec Chémeraud, DemoizelIe</text:p>
      <text:p text:style-name="P275">Aimable, Noble, jeune et belle,</text:p>
      <text:p text:style-name="P276">Et qui, jadis, eut le bon-heur</text:p>
      <text:p text:style-name="P277">D'être une des Filles-d'honnneur</text:p>
      <text:p text:style-name="P278">De nôtre Reine Anne d'Autriche</text:p>
      <text:p text:style-name="P279">Qui pour rendre encore plus<text:s/>riche</text:p>
      <text:p text:style-name="P280">Cette Fille de grand renom,</text:p>
      <text:p text:style-name="P281">Luy donne argent comptant,<text:s/>ou non,</text:p>
      <text:p text:style-name="P282">De vingt mil beaux écus la somme.</text:p>
      <text:p text:style-name="P283">Et l'on dit que Monsieur son Homme,</text:p>
      <text:p text:style-name="P284">Autrement, Monsieur son Épous,</text:p>
      <text:p text:style-name="P285">Posséde, au jugement de tous,</text:p>
      <text:p text:style-name="P286">Tant en Charge, qu'en héritage,</text:p>
      <text:p text:style-name="P287">Un million, et davantage.</text:p>
      <text:p text:style-name="P288"/>
      <text:p text:style-name="P289">De ce discours assez peu<text:s/>fin,</text:p>
      <text:p text:style-name="P290">O Princesse, voicy la fin.<text:s/></text:p>
      <text:p text:style-name="P291"/>
      <text:p text:style-name="P292">Le deux du mois, laides<text:s/>ou belles</text:p>
      <text:p text:style-name="Normal"><text:span text:style-name="T293">J'ay rimé toutes ces Nouvel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1:00Z</meta:creation-date>
    <dc:date>2020-02-13T11:11:00Z</dc:date>
    <meta:template xlink:href="Normal" xlink:type="simple"/>
    <meta:editing-cycles>2</meta:editing-cycles>
    <meta:editing-duration>PT0S</meta:editing-duration>
    <meta:document-statistic meta:page-count="3" meta:paragraph-count="17" meta:word-count="1310" meta:character-count="8760" meta:row-count="62" meta:non-whitespace-character-count="7467"/>
  </office:meta>
</office:document-meta>
</file>